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paragraph-rsid="0010cbe7" style:font-size-asian="10.5pt" style:font-weight-asian="normal" style:font-size-complex="12pt" style:font-weight-complex="normal"/>
    </style:style>
    <style:style style:name="P2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Text_20_body">
      <style:text-properties officeooo:paragraph-rsid="0011d4a6"/>
    </style:style>
    <style:style style:name="P4" style:family="paragraph" style:parent-style-name="Text_20_body" style:list-style-name="L2">
      <style:text-properties officeooo:paragraph-rsid="0011d4a6"/>
    </style:style>
    <style:style style:name="P5" style:family="paragraph" style:parent-style-name="Text_20_body">
      <style:text-properties officeooo:paragraph-rsid="0013047a"/>
    </style:style>
    <style:style style:name="P6" style:family="paragraph" style:parent-style-name="Text_20_body" style:list-style-name="L4">
      <style:text-properties officeooo:paragraph-rsid="0013047a"/>
    </style:style>
    <style:style style:name="P7" style:family="paragraph" style:parent-style-name="Text_20_body" style:list-style-name="L5">
      <style:text-properties officeooo:paragraph-rsid="0013047a"/>
    </style:style>
    <style:style style:name="P8" style:family="paragraph" style:parent-style-name="Text_20_body" style:list-style-name="L7">
      <style:text-properties officeooo:paragraph-rsid="0013047a"/>
    </style:style>
    <style:style style:name="P9" style:family="paragraph" style:parent-style-name="Text_20_body">
      <style:text-properties officeooo:paragraph-rsid="0015836e"/>
    </style:style>
    <style:style style:name="P10" style:family="paragraph" style:parent-style-name="Heading_20_2">
      <style:text-properties officeooo:paragraph-rsid="0011d4a6"/>
    </style:style>
    <style:style style:name="P11" style:family="paragraph" style:parent-style-name="Heading_20_2">
      <style:text-properties officeooo:paragraph-rsid="0013047a"/>
    </style:style>
    <style:style style:name="P12" style:family="paragraph" style:parent-style-name="Heading_20_1">
      <style:text-properties officeooo:paragraph-rsid="0010cbe7"/>
    </style:style>
    <style:style style:name="P13" style:family="paragraph">
      <style:paragraph-properties fo:text-align="center"/>
    </style:style>
    <style:style style:name="T1" style:family="text">
      <style:text-properties officeooo:rsid="0010cbe7"/>
    </style:style>
    <style:style style:name="T2" style:family="text">
      <style:text-properties fo:font-style="italic" officeooo:rsid="0010cbe7" style:font-style-asian="italic" style:font-style-complex="italic"/>
    </style:style>
    <style:style style:name="T3" style:family="text">
      <style:text-properties officeooo:rsid="0011d4a6"/>
    </style:style>
    <style:style style:name="T4" style:family="text">
      <style:text-properties officeooo:rsid="0013047a"/>
    </style:style>
    <style:style style:name="T5" style:family="text">
      <style:text-properties officeooo:rsid="0015836e"/>
    </style:style>
    <style:style style:name="T6" style:family="text">
      <style:text-properties officeooo:rsid="001664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cm" svg:stroke-color="#000000" draw:fill="solid" draw:fill-color="#ffffff" draw:textarea-horizontal-align="justify" draw:textarea-vertical-align="middle" draw:auto-grow-height="fals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97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hristmasLights USI State Machine</text:span></text:p>
      <text:p text:style-name="P1"><text:span text:style-name="T1"/></text:p>
      <text:p text:style-name="P1"><text:span text:style-name="T1">This is the state machine for controlling the MSP430 hardware USI for the ChristmasLights program.</text:span></text:p>
      <text:p text:style-name="P1"><text:span text:style-name="T1"/></text:p>
      <text:h text:style-name="P12" text:outline-level="1"><text:span text:style-name="T1">State Diagram</text:span></text:h>
      <text:p text:style-name="P1"><text:span text:style-name="T1">A transition will happen </text:span><text:span text:style-name="T2">every</text:span><text:span text:style-name="T1"> time that send() is called. </text:span><text:span text:style-name="T6">States represent the activity of the USI hardware, software acts on transitions.</text:span></text:p>
      <text:p text:style-name="P1"><draw:custom-shape text:anchor-type="paragraph" draw:z-index="0" draw:style-name="gr1" draw:text-style-name="P13" svg:width="3.335cm" svg:height="3.335cm" svg:x="7.084cm" svg:y="0.564cm"><text:p text:style-name="P13">IDL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style-name="gr1" draw:text-style-name="P13" svg:width="3.335cm" svg:height="3.335cm" svg:x="1.025cm" svg:y="4.745cm"><text:p text:style-name="P13">TXBLU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style-name="gr1" draw:text-style-name="P13" svg:width="3.335cm" svg:height="3.335cm" svg:x="7.216cm" svg:y="9.031cm"><text:p text:style-name="P13">TXGREE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line text:anchor-type="paragraph" draw:z-index="4" draw:style-name="gr2" draw:text-style-name="P13" svg:x1="10.259cm" svg:y1="0.078cm" svg:x2="13.699cm" svg:y2="2.327cm"><text:p/></draw:line><draw:line text:anchor-type="paragraph" draw:z-index="7" draw:style-name="gr2" draw:text-style-name="P13" svg:x1="4.015cm" svg:y1="2.459cm" svg:x2="7.243cm" svg:y2="0.104cm"><text:p/></draw:line><draw:frame text:anchor-type="paragraph" draw:z-index="9" draw:style-name="gr3" svg:width="5.028cm" svg:height="0.847cm" svg:x="11.688cm" svg:y="0.474cm"><draw:text-box><text:p>Software calls send()</text:p></draw:text-box></draw:frame><draw:frame text:anchor-type="paragraph" draw:z-index="13" draw:style-name="gr4" svg:width="6.536cm" svg:height="0.98cm" svg:x="0.205cm" svg:y="0.263cm"><draw:text-box><text:p>USI ISR calls send() and there are no more LEDs to transmit to.</text:p></draw:text-box></draw:frame><text:span text:style-name="T1"/></text:p>
      <text:p text:style-name="P1"><text:span text:style-name="T1"/></text:p>
      <text:p text:style-name="P1"><text:span text:style-name="T1"/></text:p>
      <text:p text:style-name="P1"><draw:custom-shape text:anchor-type="paragraph" draw:z-index="3" draw:style-name="gr1" draw:text-style-name="P13" svg:width="3.335cm" svg:height="3.335cm" svg:x="13.328cm" svg:y="0.284cm"><text:p text:style-name="P13">TXRE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/></text:p>
      <text:p text:style-name="P1"><text:span text:style-name="T1"/></text:p>
      <text:p text:style-name="P1"><draw:frame text:anchor-type="paragraph" draw:z-index="12" draw:style-name="gr4" svg:width="6.536cm" svg:height="0.98cm" svg:x="5.92cm" svg:y="0.025cm"><draw:text-box><text:p>USI ISR calls send() and there are more LEDs to transmit to.</text:p></draw:text-box></draw:frame><text:span text:style-name="T1"/></text:p>
      <text:p text:style-name="P1"><text:span text:style-name="T1"/></text:p>
      <text:p text:style-name="P1"><draw:line text:anchor-type="paragraph" draw:z-index="8" draw:style-name="gr2" draw:text-style-name="P13" svg:x1="4.359cm" svg:y1="0.136cm" svg:x2="13.328cm" svg:y2="0.189cm"><text:p/></draw:line><text:span text:style-name="T1"/></text:p>
      <text:p text:style-name="P1"><text:span text:style-name="T1"/></text:p>
      <text:p text:style-name="P1"><draw:line text:anchor-type="paragraph" draw:z-index="5" draw:style-name="gr2" draw:text-style-name="P13" svg:x1="13.99cm" svg:y1="0.406cm" svg:x2="10.55cm" svg:y2="2.893cm"><text:p/></draw:line><draw:line text:anchor-type="paragraph" draw:z-index="6" draw:style-name="gr2" draw:text-style-name="P13" svg:x1="7.454cm" svg:y1="2.602cm" svg:x2="3.988cm" svg:y2="0.194cm"><text:p/></draw:line><text:span text:style-name="T1"/></text:p>
      <text:p text:style-name="P1"><draw:frame text:anchor-type="paragraph" draw:z-index="11" draw:style-name="gr3" svg:width="5.028cm" svg:height="0.847cm" svg:x="5.761cm" svg:y="0.485cm"><draw:text-box><text:p>USI ISR calls send()</text:p></draw:text-box></draw:frame><text:span text:style-name="T1"/></text:p>
      <text:p text:style-name="P1"><text:span text:style-name="T1"/></text:p>
      <text:p text:style-name="P1"><draw:frame text:anchor-type="paragraph" draw:z-index="10" draw:style-name="gr3" svg:width="5.028cm" svg:height="0.847cm" svg:x="12.137cm" svg:y="0.273cm"><draw:text-box><text:p>USI ISR calls send()</text:p></draw:text-box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h text:style-name="P12" text:outline-level="1"><text:span text:style-name="T1">Send()</text:span></text:h>
      <text:h text:style-name="P10" text:outline-level="2"><text:span text:style-name="T3">IDLE</text:span></text:h>
      <text:p text:style-name="P3"><text:span text:style-name="T3">In this state, send() can only have been called by user code. In this state send() shall:</text:span></text:p>
      <text:list xml:id="list516725103" text:style-name="L2">
        <text:list-item>
          <text:p text:style-name="P4"><text:span text:style-name="T3">Set led_index to 0.</text:span></text:p>
        </text:list-item>
        <text:list-item>
          <text:p text:style-name="P4"><text:span text:style-name="T3">Ask the pattern code for the colour of led[index] and load bits 16 to 23 into USISRL.</text:span></text:p>
        </text:list-item>
        <text:list-item>
          <text:p text:style-name="P4"><text:span text:style-name="T3">Enable the USI interrupt by setting USIIE</text:span><text:span text:style-name="T4">.</text:span></text:p>
        </text:list-item>
        <text:list-item>
          <text:p text:style-name="P4"><text:span text:style-name="T3">Write “8” into USICNT to begin transmitting the red value.</text:span></text:p>
        </text:list-item>
        <text:list-item>
          <text:p text:style-name="P4"><text:soft-page-break/><text:span text:style-name="T3">Move the state machine to TXRED.</text:span></text:p>
        </text:list-item>
      </text:list>
      <text:p text:style-name="P3"><text:span text:style-name="T3">It is essential that user code does not call send() again until the USI state machine has returned to idle.</text:span></text:p>
      <text:h text:style-name="P10" text:outline-level="2"><text:span text:style-name="T3">TXRED</text:span></text:h>
      <text:p text:style-name="P3"><text:span text:style-name="T3">In this state send() should only have been called by the USI Interrupt Service Routine </text:span><text:span text:style-name="T5">when the USI finished sending the last 8 bits</text:span><text:span text:style-name="T3">. </text:span><text:span text:style-name="T4">In this state send() shall:</text:span></text:p>
      <text:list xml:id="list1281278565" text:style-name="L4">
        <text:list-item>
          <text:p text:style-name="P6"><text:span text:style-name="T3">Ask the pattern code for the colour of led[index] and load bits </text:span><text:span text:style-name="T4">8</text:span><text:span text:style-name="T3"> to </text:span><text:span text:style-name="T4">15</text:span><text:span text:style-name="T3"> into USISRL.</text:span></text:p>
        </text:list-item>
        <text:list-item>
          <text:p text:style-name="P6"><text:span text:style-name="T3">Write “8” into USICNT to begin transmitting the </text:span><text:span text:style-name="T4">green</text:span><text:span text:style-name="T3"> value.</text:span></text:p>
        </text:list-item>
        <text:list-item>
          <text:p text:style-name="P6"><text:span text:style-name="T3">Move the state machine to TX</text:span><text:span text:style-name="T4">GREEN.</text:span></text:p>
        </text:list-item>
      </text:list>
      <text:h text:style-name="P11" text:outline-level="2"><text:span text:style-name="T4">TXGREEN</text:span></text:h>
      <text:p text:style-name="P9"><text:span text:style-name="T3">In this state send() should only have been called by the USI Interrupt Service Routine </text:span><text:span text:style-name="T5">when the USI finished sending the last 8 bits</text:span><text:span text:style-name="T3">. </text:span><text:span text:style-name="T4">In this state send() shall:</text:span></text:p>
      <text:list xml:id="list608130341" text:style-name="L5">
        <text:list-item>
          <text:p text:style-name="P7"><text:span text:style-name="T3">Ask the pattern code for the colour of led[index] and load bits </text:span><text:span text:style-name="T4">0</text:span><text:span text:style-name="T3"> to </text:span><text:span text:style-name="T4">7</text:span><text:span text:style-name="T3"> into USISRL.</text:span></text:p>
        </text:list-item>
        <text:list-item>
          <text:p text:style-name="P7"><text:span text:style-name="T3">Write “8” into USICNT to begin transmitting the </text:span><text:span text:style-name="T4">blue</text:span><text:span text:style-name="T3"> value.</text:span></text:p>
        </text:list-item>
        <text:list-item>
          <text:p text:style-name="P7"><text:span text:style-name="T3">Move the state machine to TX</text:span><text:span text:style-name="T4">BLUE.</text:span></text:p>
        </text:list-item>
      </text:list>
      <text:h text:style-name="P11" text:outline-level="2"><text:span text:style-name="T4">TXBLUE</text:span></text:h>
      <text:p text:style-name="P9"><text:span text:style-name="T3">In this state send() should only have been called by the USI Interrupt Service Routine </text:span><text:span text:style-name="T5">when the USI finished sending the last 8 bits</text:span><text:span text:style-name="T3">. </text:span><text:span text:style-name="T4">In this state send() shall:</text:span></text:p>
      <text:list xml:id="list1317881719" text:style-name="L7">
        <text:list-item>
          <text:p text:style-name="P8"><text:span text:style-name="T4">Increment led_index.</text:span></text:p>
        </text:list-item>
        <text:list-item>
          <text:p text:style-name="P8"><text:span text:style-name="T4">If led_index is beyond the least LED in the string:</text:span></text:p>
          <text:list>
            <text:list-item>
              <text:p text:style-name="P8"><text:span text:style-name="T4">Disable the USI interrupt by clearing USIIE.</text:span></text:p>
            </text:list-item>
            <text:list-item>
              <text:p text:style-name="P8"><text:span text:style-name="T4">Move the state machine to IDLE.</text:span></text:p>
            </text:list-item>
          </text:list>
        </text:list-item>
        <text:list-item>
          <text:p text:style-name="P8"><text:span text:style-name="T4">Else:</text:span></text:p>
          <text:list>
            <text:list-item>
              <text:p text:style-name="P8"><text:span text:style-name="T3">Ask the pattern code for the colour of led[index] and load bits </text:span><text:span text:style-name="T4">16</text:span><text:span text:style-name="T3"> to </text:span><text:span text:style-name="T4">23</text:span><text:span text:style-name="T3"> into USISRL.</text:span></text:p>
            </text:list-item>
            <text:list-item>
              <text:p text:style-name="P8"><text:span text:style-name="T3">Write “8” into USICNT to begin transmitting the </text:span><text:span text:style-name="T4">red</text:span><text:span text:style-name="T3"> value.</text:span></text:p>
            </text:list-item>
            <text:list-item>
              <text:p text:style-name="P8"><text:span text:style-name="T3">Move the state machine to TX</text:span><text:span text:style-name="T4">RED.</text:span></text:p>
            </text:list-item>
          </text:list>
        </text:list-item>
      </text:list>
      <text:p text:style-name="P5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cken </meta:initial-creator>
    <meta:creation-date>2012-12-08T16:47:37</meta:creation-date>
    <dc:date>2012-12-08T17:52:26</dc:date>
    <dc:creator>Bracken </dc:creator>
    <meta:editing-duration>PT50M59S</meta:editing-duration>
    <meta:editing-cycles>5</meta:editing-cycles>
    <meta:generator>LibreOffice/3.6$Linux_x86 LibreOffice_project/360m1$Build-2</meta:generator>
    <meta:document-statistic meta:table-count="0" meta:image-count="0" meta:object-count="0" meta:page-count="2" meta:paragraph-count="33" meta:word-count="360" meta:character-count="1942" meta:non-whitespace-character-count="1634"/>
  </office:meta>
</office:document-meta>
</file>